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43B3868C20D7C0A04928.svm" manifest:media-type=""/>
  <manifest:file-entry manifest:full-path="Pictures/10000201000001A00000014BD9C5B1A5C716C730.png" manifest:media-type="image/png"/>
  <manifest:file-entry manifest:full-path="Pictures/100002010000032300000234BB733AFA130705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333333" style:font-name="Liberation Serif" fo:font-size="13.5pt" fo:letter-spacing="normal" fo:font-style="normal" fo:font-weight="normal" officeooo:rsid="001ce56a" officeooo:paragraph-rsid="001ce56a" style:font-weight-asian="normal" style:font-weight-complex="normal"/>
    </style:style>
    <style:style style:name="P2" style:family="paragraph" style:parent-style-name="Text_20_body">
      <style:text-properties fo:font-variant="normal" fo:text-transform="none" fo:color="#333333" style:font-name="Liberation Serif" fo:font-size="13.5pt" fo:letter-spacing="normal" fo:font-style="normal" fo:font-weight="bold" officeooo:rsid="001ce56a" officeooo:paragraph-rsid="001ce56a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23c756" officeooo:paragraph-rsid="0023c756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1c65eb" officeooo:paragraph-rsid="001c65eb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c9c4e" officeooo:paragraph-rsid="001c9c4e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ce56a" officeooo:paragraph-rsid="001ce56a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e4d3a" officeooo:paragraph-rsid="001e4d3a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2016c9" officeooo:paragraph-rsid="002016c9" style:font-weight-asian="normal" style:font-weight-complex="normal"/>
    </style:style>
    <style:style style:name="P9" style:family="paragraph" style:parent-style-name="Standard">
      <style:text-properties style:font-name="Liberation Serif" officeooo:rsid="001c65eb" officeooo:paragraph-rsid="001c65eb"/>
    </style:style>
    <style:style style:name="P10" style:family="paragraph" style:parent-style-name="Standard">
      <style:text-properties style:font-name="Liberation Serif" fo:font-weight="bold" officeooo:rsid="001c65eb" officeooo:paragraph-rsid="001c9c4e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ce56a" officeooo:paragraph-rsid="001ce56a" style:font-weight-asian="bold" style:font-weight-complex="bold"/>
    </style:style>
    <style:style style:name="P12" style:family="paragraph" style:parent-style-name="Standard">
      <style:text-properties style:font-name="Liberation Serif" fo:font-weight="bold" officeooo:paragraph-rsid="0023c756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3c756" officeooo:paragraph-rsid="0023c756" style:font-weight-asian="bold" style:font-weight-complex="bold"/>
    </style:style>
    <style:style style:name="P14" style:family="paragraph" style:parent-style-name="Table_20_Contents">
      <style:text-properties style:font-name="Liberation Serif" officeooo:rsid="001ce56a" officeooo:paragraph-rsid="001ce56a"/>
    </style:style>
    <style:style style:name="P15" style:family="paragraph" style:parent-style-name="Table_20_Contents">
      <style:text-properties style:font-name="Liberation Serif" officeooo:rsid="001ce56a" officeooo:paragraph-rsid="001e4d3a"/>
    </style:style>
    <style:style style:name="P16" style:family="paragraph" style:parent-style-name="Table_20_Contents">
      <style:text-properties style:font-name="Liberation Serif" officeooo:rsid="001e4d3a" officeooo:paragraph-rsid="001e4d3a"/>
    </style:style>
    <style:style style:name="P17" style:family="paragraph" style:parent-style-name="Table_20_Contents">
      <style:text-properties style:font-name="Liberation Serif" officeooo:rsid="002016c9" officeooo:paragraph-rsid="002016c9"/>
    </style:style>
    <style:style style:name="P18" style:family="paragraph" style:parent-style-name="Heading_20_2">
      <style:text-properties fo:font-variant="normal" fo:text-transform="none" fo:color="#333333" style:font-name="Liberation Serif" fo:font-size="13.5pt" fo:letter-spacing="normal" fo:font-style="normal" fo:font-weight="normal" officeooo:rsid="001ce56a" officeooo:paragraph-rsid="001ce56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c4e" style:font-weight-asian="bold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e4d3a"/>
    </style:style>
    <style:style style:name="T5" style:family="text">
      <style:text-properties officeooo:rsid="001f15e6"/>
    </style:style>
    <style:style style:name="T6" style:family="text">
      <style:text-properties officeooo:rsid="002016c9"/>
    </style:style>
    <style:style style:name="T7" style:family="text">
      <style:text-properties officeooo:rsid="002116e2"/>
    </style:style>
    <style:style style:name="T8" style:family="text">
      <style:text-properties officeooo:rsid="0023c756"/>
    </style:style>
    <style:style style:name="T9" style:family="text">
      <style:text-properties fo:font-variant="normal" fo:text-transform="none" fo:color="#333333" style:font-name="Helvetica Neue" fo:font-size="13.5pt" fo:letter-spacing="normal" fo:font-style="normal"/>
    </style:style>
    <style:style style:name="T10" style:family="text">
      <style:text-properties fo:font-variant="normal" fo:text-transform="none" fo:color="#333333" fo:font-size="13.5pt" fo:letter-spacing="normal" fo:font-style="normal"/>
    </style:style>
    <style:style style:name="T11" style:family="text">
      <style:text-properties officeooo:rsid="0023c75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1. Johdanto</text:span><text:line-break/><text:line-break/>Järjestelmän ideana on tarjota alusta lautapeli fanaatikoille lisätä omat suosikki pelinsä ja strategiansa nettisivulle, sekä liittyä erilaisiin peliryhmiin. Nettisivu on toteutettu PHP kielellä käyttäen PostgreSQL-tietokantaa laitoksen user-palvelimen alla. Ohjelmisto luonnollisesti vaatii <text:line-break/>tietyn tietokannan eikä toimi satunnaisella tietokannalla.<text:line-break/><text:line-break/><text:span text:style-name="T3">2. Yleiskuva</text:span><text:line-break/><text:line-break/><text:span text:style-name="T1">Käyttötapaus</text:span><text:span text:style-name="T2">k</text:span><text:span text:style-name="T1">aavio</text:span></text:p>
      <text:p text:style-name="P4"/>
      <text:p text:style-name="P9"><draw:frame draw:style-name="fr1" draw:name="Image1" text:anchor-type="paragraph" svg:width="17cm" svg:height="10.613cm" draw:z-index="0"><draw:image xlink:href="Pictures/2000000900005F66000043B3868C20D7C0A04928.svm" xlink:type="simple" xlink:show="embed" xlink:actuate="onLoad"/></draw:frame><text:line-break/><text:line-break/><text:line-break/><text:line-break/><text:span text:style-name="T1">Käyttäjäryhmät</text:span><text:line-break/><text:line-break/>Vierailija<text:line-break/>Kaikki ei kirjautuneet käyttäjät, jotka vierailevat sivulla<text:line-break/><text:line-break/>Käyttäjä<text:line-break/>Kirjautunut käyttäjä <text:line-break/>Voi olla jäädytetty, jolloin jäädytetty bitti 1, normaalisti 0<text:line-break/><text:line-break/>Admin (Admin bitti, joka on 1 tai 0)<text:line-break/>Kirjautuneet käyttäjät, joilla on admin oikeus</text:p>
      <text:p text:style-name="P9"/>
      <text:p text:style-name="P9"/>
      <text:p text:style-name="P9"/>
      <text:p text:style-name="P9"/>
      <text:p text:style-name="P10"><text:soft-page-break/>Käyttötapauskuvaukset</text:p>
      <text:p text:style-name="P10"/>
      <text:p text:style-name="P5">Käyttötapaukset ovat varsin selkeitä kaavion pohjalta.</text:p>
      <text:p text:style-name="P5"/>
      <text:p text:style-name="P5">Vieraan käyttötapaus</text:p>
      <text:p text:style-name="P5"/>
      <text:p text:style-name="P5">Kirjautuminen: kukatahansa voi kirjautua</text:p>
      <text:p text:style-name="P5">Rekisteröityminen: kukatahansa voi rekisteröityä aktivointia ei tarvita</text:p>
      <text:p text:style-name="P5"/>
      <text:p text:style-name="P5"/>
      <text:p text:style-name="P5"/>
      <text:p text:style-name="P11">Järjestelmän tietosisältö</text:p>
      <text:p text:style-name="P6"/>
      <text:p text:style-name="P6"><draw:frame draw:style-name="fr2" draw:name="Image2" text:anchor-type="paragraph" svg:x="2.309cm" svg:y="0.471cm" svg:width="11.007cm" svg:height="8.758cm" draw:z-index="1"><draw:image xlink:href="Pictures/10000201000001A00000014BD9C5B1A5C716C73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Käyttäjä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Attribuutti</text:p>
          </table:table-cell>
          <table:table-cell table:style-name="Table2.A1" office:value-type="string">
            <text:p text:style-name="P14">Arvojoukko</text:p>
          </table:table-cell>
          <table:table-cell table:style-name="Table2.C1" office:value-type="string">
            <text:p text:style-name="P14">Kuvailu</text:p>
          </table:table-cell>
        </table:table-row>
        <table:table-row>
          <table:table-cell table:style-name="Table2.A2" office:value-type="string">
            <text:p text:style-name="P14">Username</text:p>
          </table:table-cell>
          <table:table-cell table:style-name="Table2.A2" office:value-type="string">
            <text:p text:style-name="P14">Merkkijono 3-15 merkkiä</text:p>
          </table:table-cell>
          <table:table-cell table:style-name="Table2.C2" office:value-type="string">
            <text:p text:style-name="P14">Käyttäjän muille näkyvä kutsumanimi</text:p>
          </table:table-cell>
        </table:table-row>
        <table:table-row>
          <table:table-cell table:style-name="Table2.A2" office:value-type="string">
            <text:p text:style-name="P14">Password</text:p>
          </table:table-cell>
          <table:table-cell table:style-name="Table2.A2" office:value-type="string">
            <text:p text:style-name="P14">Merkkijono 8 – 30 merkkiä, vähintään yksi isokirjain</text:p>
          </table:table-cell>
          <table:table-cell table:style-name="Table2.C2" office:value-type="string">
            <text:p text:style-name="P14">Käyttäjän salana, joka ei näy muille</text:p>
          </table:table-cell>
        </table:table-row>
      </table:table>
      <text:p text:style-name="P6"/>
      <text:p text:style-name="P6">Pel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At<text:span text:style-name="T4">t</text:span>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Kuvailu</text:p>
          </table:table-cell>
        </table:table-row>
        <table:table-row>
          <table:table-cell table:style-name="Table1.A2" office:value-type="string">
            <text:p text:style-name="P16">Nimi</text:p>
          </table:table-cell>
          <table:table-cell table:style-name="Table1.A2" office:value-type="string">
            <text:p text:style-name="P16">Merkkijono 1-256 merkkiä</text:p>
          </table:table-cell>
          <table:table-cell table:style-name="Table1.C2" office:value-type="string">
            <text:p text:style-name="P16">Pelin nimi</text:p>
          </table:table-cell>
        </table:table-row>
        <table:table-row>
          <table:table-cell table:style-name="Table1.A2" office:value-type="string">
            <text:p text:style-name="P16">Julkaisuvuosi</text:p>
          </table:table-cell>
          <table:table-cell table:style-name="Table1.A2" office:value-type="string">
            <text:p text:style-name="P16">Vuosi(date) 4 merkkiä</text:p>
          </table:table-cell>
          <table:table-cell table:style-name="Table1.C2" office:value-type="string">
            <text:p text:style-name="P16">Pelin julkaisuvuosi</text:p>
          </table:table-cell>
        </table:table-row>
        <table:table-row>
          <table:table-cell table:style-name="Table1.A2" office:value-type="string">
            <text:p text:style-name="P16">Julkaisija</text:p>
          </table:table-cell>
          <table:table-cell table:style-name="Table1.A2" office:value-type="string">
            <text:p text:style-name="P16">Merkkijono 1-256 merkkiä</text:p>
          </table:table-cell>
          <table:table-cell table:style-name="Table1.C2" office:value-type="string">
            <text:p text:style-name="P16">Pelin julkaisija</text:p>
          </table:table-cell>
        </table:table-row>
        <table:table-row>
          <table:table-cell table:style-name="Table1.A2" office:value-type="string">
            <text:p text:style-name="P16">Info</text:p>
          </table:table-cell>
          <table:table-cell table:style-name="Table1.A2" office:value-type="string">
            <text:p text:style-name="P16">Merkkijono (Text)</text:p>
          </table:table-cell>
          <table:table-cell table:style-name="Table1.C2" office:value-type="string">
            <text:p text:style-name="P16">Määrittelemättömän kokoinen kuvaus pelistä</text:p>
          </table:table-cell>
        </table:table-row>
      </table:table>
      <text:p text:style-name="P6"><text:soft-page-break/></text:p>
      <text:p text:style-name="P7">Klubi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Attribuutti</text:p>
          </table:table-cell>
          <table:table-cell table:style-name="Table3.A1" office:value-type="string">
            <text:p text:style-name="P16">Arvojoukko</text:p>
          </table:table-cell>
          <table:table-cell table:style-name="Table3.C1" office:value-type="string">
            <text:p text:style-name="P16">Kuvailu</text:p>
          </table:table-cell>
        </table:table-row>
        <table:table-row>
          <table:table-cell table:style-name="Table3.A2" office:value-type="string">
            <text:p text:style-name="P16">Nimi</text:p>
          </table:table-cell>
          <table:table-cell table:style-name="Table3.A2" office:value-type="string">
            <text:p text:style-name="P16">Merkkijono 1-256 merkkiä</text:p>
          </table:table-cell>
          <table:table-cell table:style-name="Table3.C2" office:value-type="string">
            <text:p text:style-name="P16">Klubin nimi</text:p>
          </table:table-cell>
        </table:table-row>
        <table:table-row>
          <table:table-cell table:style-name="Table3.A2" office:value-type="string">
            <text:p text:style-name="P16">Vuosi</text:p>
          </table:table-cell>
          <table:table-cell table:style-name="Table3.A2" office:value-type="string">
            <text:p text:style-name="P16">Vuosi(date) 4 merkkiä</text:p>
          </table:table-cell>
          <table:table-cell table:style-name="Table3.C2" office:value-type="string">
            <text:p text:style-name="P17">Perustamis vuosi</text:p>
          </table:table-cell>
        </table:table-row>
      </table:table>
      <text:p text:style-name="P8"/>
      <text:p text:style-name="P8">Strategia<text:span text:style-name="T7">(Liitostaulu)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Atribuutti</text:p>
          </table:table-cell>
          <table:table-cell table:style-name="Table4.A1" office:value-type="string">
            <text:p text:style-name="P17">Arvojoukko</text:p>
          </table:table-cell>
          <table:table-cell table:style-name="Table4.C1" office:value-type="string">
            <text:p text:style-name="P17">Kuvailu</text:p>
          </table:table-cell>
        </table:table-row>
        <table:table-row>
          <table:table-cell table:style-name="Table4.A2" office:value-type="string">
            <text:p text:style-name="P17">Nimi</text:p>
          </table:table-cell>
          <table:table-cell table:style-name="Table4.A2" office:value-type="string">
            <text:p text:style-name="P17">Merkkijono 1-256 merkkiä</text:p>
          </table:table-cell>
          <table:table-cell table:style-name="Table4.C2" office:value-type="string">
            <text:p text:style-name="P17">Strategiaa kuvaileva nimi</text:p>
          </table:table-cell>
        </table:table-row>
        <table:table-row>
          <table:table-cell table:style-name="Table4.A2" office:value-type="string">
            <text:p text:style-name="P17">Info</text:p>
          </table:table-cell>
          <table:table-cell table:style-name="Table4.A2" office:value-type="string">
            <text:p text:style-name="P17">Merkkijono(Text)</text:p>
          </table:table-cell>
          <table:table-cell table:style-name="Table4.C2" office:value-type="string">
            <text:p text:style-name="P16">Määrittelemättömän kokoinen kuvaus <text:span text:style-name="T6">strategiasta</text:span></text:p>
          </table:table-cell>
        </table:table-row>
      </table:table>
      <text:p text:style-name="P8"/>
      <text:p text:style-name="P8"/>
      <text:p text:style-name="P7"><text:span text:style-name="T5">Jäsenyys</text:span> (Liitostaulu)</text:p>
      <text:p text:style-name="P7"/>
      <text:p text:style-name="P7">Ei atribuutteja, vain vierasavaimet Käyttäjä ja Klubi tauluihin</text:p>
      <text:p text:style-name="P7"/>
      <text:p text:style-name="P7"/>
      <text:p text:style-name="P7"/>
      <text:p text:style-name="P7"/>
      <text:h text:style-name="P18" text:outline-level="2">Relaatiotietokantakaavio</text:h>
      <text:p text:style-name="P1"/>
      <text:p text:style-name="P2"><draw:frame draw:style-name="fr1" draw:name="Image3" text:anchor-type="paragraph" svg:width="17cm" svg:height="11.94cm" draw:z-index="2"><draw:image xlink:href="Pictures/100002010000032300000234BB733AFA13070548.png" xlink:type="simple" xlink:show="embed" xlink:actuate="onLoad"/></draw:frame></text:p>
      <text:p text:style-name="P12"><text:soft-page-break/><text:span text:style-name="T8">Käynnistys / </text:span><text:span text:style-name="T10">käyttöohje</text:span></text:p>
      <text:p text:style-name="P3"><text:span text:style-name="T10">Sovellus löytyy osoitteesta http://pesjoona.users.cs.helsinki.fi/pelit ja kirjautuminen onnistuu Kirjaudu sisään linkin kautta käyttäjätunnuksella example ja salasanalla example1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5:53.830000000</meta:creation-date>
    <dc:date>2017-04-05T09:17:25.898000000</dc:date>
    <meta:editing-duration>PT28M27S</meta:editing-duration>
    <meta:editing-cycles>5</meta:editing-cycles>
    <meta:generator>LibreOffice/5.2.6.2$Windows_x86 LibreOffice_project/a3100ed2409ebf1c212f5048fbe377c281438fdc</meta:generator>
    <meta:document-statistic meta:table-count="4" meta:image-count="3" meta:object-count="0" meta:page-count="4" meta:paragraph-count="59" meta:word-count="217" meta:character-count="1928" meta:non-whitespace-character-count="1756"/>
  </office:meta>
</office:document-meta>
</file>